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719cm"/>
    </style:style>
    <style:style style:name="co2" style:family="table-column">
      <style:table-column-properties fo:break-before="auto" style:column-width="4.18cm"/>
    </style:style>
    <style:style style:name="co3" style:family="table-column">
      <style:table-column-properties fo:break-before="auto" style:column-width="4.479cm"/>
    </style:style>
    <style:style style:name="co4" style:family="table-column">
      <style:table-column-properties fo:break-before="auto" style:column-width="4.69cm"/>
    </style:style>
    <style:style style:name="co5" style:family="table-column">
      <style:table-column-properties fo:break-before="auto" style:column-width="5.1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1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87cm" fo:break-before="auto" style:use-optimal-row-height="false"/>
    </style:style>
    <style:style style:name="ro5" style:family="table-row">
      <style:table-row-properties style:row-height="2.166cm" fo:break-before="auto" style:use-optimal-row-height="true"/>
    </style:style>
    <style:style style:name="ro6" style:family="table-row">
      <style:table-row-properties style:row-height="3.8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color="#80808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>
      <style:text-properties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5" style:family="table-cell" style:parent-style-name="Default">
      <style:text-properties style:font-name="Monospace" style:font-name-asian="Monospace" style:font-name-complex="Monospace"/>
    </style:style>
    <style:style style:name="T1" style:family="text">
      <style:text-properties style:font-name-asian="Monospace" style:font-name-complex="Monospace" style:font-size-asian="10pt" style:font-size-complex="10pt" style:font-weight-asian="bold" fo:color="#800000" fo:font-size="10pt" style:font-weight-complex="bold" fo:font-weight="bold"/>
    </style:style>
    <style:style style:name="T2" style:family="text">
      <style:text-properties style:font-name-asian="Monospace" style:font-name-complex="Monospace" style:font-size-asian="10pt" style:font-size-complex="10pt" fo:font-size="10pt" fo:color="#000000"/>
    </style:style>
    <style:style style:name="T3" style:family="text">
      <style:text-properties style:font-name-asian="Monospace" style:font-name-complex="Monospace" style:font-size-asian="10pt" style:font-size-complex="10pt" fo:font-size="10pt" fo:color="#800000" style:font-weight-complex="bold" style:font-weight-asian="bold" fo:font-weight="bold"/>
    </style:style>
    <style:style style:name="T4" style:family="text">
      <style:text-properties style:font-name-asian="Monospace" style:font-name-complex="Monospace" style:font-size-asian="10pt" style:font-size-complex="10pt" fo:font-size="10pt" fo:color="#800000" fo:font-weight="bold" style:font-weight-asian="bold" style:font-weight-complex="bold"/>
    </style:style>
    <style:style style:name="T5" style:family="text">
      <style:text-properties style:font-name-asian="Monospace" style:font-name-complex="Monospace" style:font-size-asian="10pt" style:font-size-complex="10pt" fo:font-size="10pt" fo:color="#0000ff"/>
    </style:style>
    <style:style style:name="T6" style:family="text">
      <style:text-properties fo:font-style="normal" style:language-complex="none" style:country-complex="none" style:text-overline-style="none" style:text-overline-color="font-color" style:language-asian="none" style:country-asian="none" style:font-size-complex="10pt" style:text-underline-style="none" style:text-underline-color="font-color" style:font-size-asian="10pt" style:font-name-asian="Monospace" fo:font-weight="bold" style:text-outline="false" fo:text-shadow="none" fo:font-size="10pt" style:font-relief="none" style:font-weight-complex="bold" fo:language="none" fo:country="none" style:font-name-complex="Monospace" style:text-emphasize="none" style:font-weight-asian="bold" style:text-line-through-type="none" fo:color="#800000" style:font-style-complex="normal" style:font-style-asian="normal" style:text-line-through-mode="continuous"/>
    </style:style>
    <style:style style:name="T7" style:family="text">
      <style:text-properties fo:font-style="normal" style:language-complex="none" style:country-complex="none" style:text-overline-style="none" style:text-overline-color="font-color" style:language-asian="none" style:country-asian="none" style:font-size-complex="10pt" style:text-underline-style="none" style:text-underline-color="font-color" style:font-size-asian="10pt" style:font-name-asian="Monospace" style:text-outline="false" fo:text-shadow="none" fo:font-size="10pt" style:font-relief="none" fo:language="none" fo:country="none" style:font-name-complex="Monospace" style:text-emphasize="none" style:text-line-through-type="none" style:font-style-complex="normal" style:font-style-asian="normal" style:text-line-through-mode="continuous" fo:font-weight="normal" style:font-weight-asian="normal" fo:color="#000000" style:font-weight-complex="normal"/>
    </style:style>
    <style:style style:name="T8" style:family="text">
      <style:text-properties fo:font-style="normal" style:language-complex="none" style:country-complex="none" style:text-overline-style="none" style:text-overline-color="font-color" style:language-asian="none" style:country-asian="none" style:font-size-complex="10pt" style:text-underline-style="none" style:text-underline-color="font-color" style:font-size-asian="10pt" style:font-name-asian="Monospace" style:text-outline="false" fo:text-shadow="none" fo:font-size="10pt" style:font-relief="none" fo:language="none" fo:country="none" style:font-name-complex="Monospace" style:text-emphasize="none" style:text-line-through-type="none" style:font-style-complex="normal" style:font-style-asian="normal" style:text-line-through-mode="continuous" fo:font-weight="bold" style:font-weight-asian="bold" style:font-weight-complex="bold" fo:color="#800000"/>
    </style:style>
    <style:style style:name="T9" style:family="text">
      <style:text-properties fo:font-style="normal" style:language-complex="none" style:country-complex="none" style:text-overline-style="none" style:text-overline-color="font-color" style:language-asian="none" style:country-asian="none" style:font-size-complex="10pt" style:text-underline-style="none" style:text-underline-color="font-color" style:font-size-asian="10pt" style:font-name-asian="Monospace" style:text-outline="false" fo:text-shadow="none" fo:font-size="10pt" style:font-relief="none" fo:language="none" fo:country="none" style:font-name-complex="Monospace" style:text-emphasize="none" style:text-line-through-type="none" style:font-style-complex="normal" style:font-style-asian="normal" style:text-line-through-mode="continuous" style:font-weight-asian="bold" style:font-weight-complex="bold" fo:font-weight="bold" fo:color="#800000"/>
    </style:style>
    <style:style style:name="T10" style:family="text">
      <style:text-properties fo:font-style="normal" style:language-complex="none" style:country-complex="none" style:text-overline-style="none" style:text-overline-color="font-color" style:language-asian="none" style:country-asian="none" style:font-size-complex="10pt" style:text-underline-style="none" style:text-underline-color="font-color" style:font-size-asian="10pt" style:font-name-asian="Monospace" style:text-outline="false" fo:text-shadow="none" fo:font-size="10pt" style:font-relief="none" fo:language="none" fo:country="none" style:font-name-complex="Monospace" style:text-emphasize="none" style:text-line-through-type="none" style:font-style-complex="normal" style:font-style-asian="normal" style:text-line-through-mode="continuous" style:font-weight-asian="normal" style:font-weight-complex="normal" fo:font-weight="normal" fo:color="#000000"/>
    </style:style>
    <style:style style:name="T11" style:family="text">
      <style:text-properties fo:font-style="normal" style:language-complex="none" style:country-complex="none" style:text-overline-style="none" style:text-overline-color="font-color" style:language-asian="none" style:country-asian="none" style:font-size-complex="10pt" style:text-underline-style="none" style:text-underline-color="font-color" style:font-size-asian="10pt" style:font-name-asian="Monospace" style:text-outline="false" fo:text-shadow="none" fo:font-size="10pt" style:font-relief="none" fo:language="none" fo:country="none" style:font-name-complex="Monospace" style:text-emphasize="none" style:text-line-through-type="none" style:font-style-complex="normal" style:font-style-asian="normal" style:text-line-through-mode="continuous" fo:color="#800000" fo:font-weight="bold" style:font-weight-complex="bold" style:font-weight-asian="bold"/>
    </style:style>
    <style:style style:name="T12" style:family="text">
      <style:text-properties fo:font-style="normal" style:language-complex="none" style:country-complex="none" style:text-overline-style="none" style:text-overline-color="font-color" style:language-asian="none" style:country-asian="none" style:font-size-complex="10pt" style:text-underline-style="none" style:text-underline-color="font-color" style:font-size-asian="10pt" style:font-name-asian="Monospace" style:text-outline="false" fo:text-shadow="none" fo:font-size="10pt" style:font-relief="none" fo:language="none" fo:country="none" style:font-name-complex="Monospace" style:text-emphasize="none" style:text-line-through-type="none" style:font-style-complex="normal" style:font-style-asian="normal" style:text-line-through-mode="continuous" style:font-weight-asian="bold" style:font-weight-complex="bold" fo:color="#800000" fo:font-weight="bold"/>
    </style:style>
    <style:style style:name="T13" style:family="text">
      <style:text-properties fo:font-style="normal" style:language-complex="none" style:country-complex="none" style:text-overline-style="none" style:text-overline-color="font-color" style:language-asian="none" style:country-asian="none" style:font-size-complex="10pt" style:text-underline-style="none" style:text-underline-color="font-color" style:font-size-asian="10pt" style:font-name-asian="Monospace" style:text-outline="false" fo:text-shadow="none" fo:font-size="10pt" style:font-relief="none" fo:language="none" fo:country="none" style:font-name-complex="Monospace" style:text-emphasize="none" style:text-line-through-type="none" style:font-style-complex="normal" style:font-style-asian="normal" style:text-line-through-mode="continuous" fo:font-weight="normal" fo:color="#000000" style:font-weight-asian="normal" style:font-weight-complex="normal"/>
    </style:style>
    <style:style style:name="T14" style:family="text">
      <style:text-properties style:language-complex="none" style:country-complex="none" style:font-weight-complex="bold" style:font-weight-asian="bold" fo:font-weight="bold" fo:color="#800000" style:text-line-through-mode="continuous" style:font-style-asian="normal" style:font-style-complex="normal" style:text-line-through-type="none" style:text-emphasize="none" style:font-name-complex="Monospace" fo:language="none" fo:country="none" style:font-relief="none" fo:font-size="10pt" fo:text-shadow="none" style:text-outline="false" style:font-name-asian="Monospace" style:font-size-asian="10pt" style:text-underline-style="none" style:text-underline-color="font-color" style:font-size-complex="10pt" style:language-asian="none" style:country-asian="none" style:text-overline-style="none" style:text-overline-color="font-color" fo:font-style="normal"/>
    </style:style>
    <style:style style:name="T15" style:family="text">
      <style:text-properties style:language-complex="none" style:country-complex="none" style:text-line-through-mode="continuous" style:font-style-asian="normal" style:font-style-complex="normal" style:text-line-through-type="none" style:text-emphasize="none" style:font-name-complex="Monospace" fo:language="none" fo:country="none" style:font-relief="none" fo:font-size="10pt" fo:text-shadow="none" style:text-outline="false" style:font-name-asian="Monospace" style:font-size-asian="10pt" style:text-underline-style="none" style:text-underline-color="font-color" style:font-size-complex="10pt" style:language-asian="none" style:country-asian="none" style:text-overline-style="none" style:text-overline-color="font-color" fo:font-style="normal" fo:color="#000000" fo:font-weight="normal" style:font-weight-asian="normal" style:font-weight-complex="normal"/>
    </style:style>
    <style:style style:name="T16" style:family="text">
      <style:text-properties style:language-complex="none" style:country-complex="none" style:text-line-through-mode="continuous" style:font-style-asian="normal" style:font-style-complex="normal" style:text-line-through-type="none" style:text-emphasize="none" style:font-name-complex="Monospace" fo:language="none" fo:country="none" style:font-relief="none" fo:font-size="10pt" fo:text-shadow="none" style:text-outline="false" style:font-name-asian="Monospace" style:font-size-asian="10pt" style:text-underline-style="none" style:text-underline-color="font-color" style:font-size-complex="10pt" style:language-asian="none" style:country-asian="none" style:text-overline-style="none" style:text-overline-color="font-color" fo:font-style="normal" fo:font-weight="normal" style:font-weight-asian="normal" style:font-weight-complex="normal" fo:color="#0000ff"/>
    </style:style>
    <style:style style:name="T17" style:family="text">
      <style:text-properties style:font-size-complex="10pt" style:font-weight-asian="bold" fo:color="#800000" fo:font-size="10pt" style:font-weight-complex="bold" fo:font-weight="bold" style:font-name-asian="Monospace" style:font-name-complex="Monospace" style:font-size-asian="10pt"/>
    </style:style>
    <style:style style:name="T18" style:family="text">
      <style:text-properties style:font-size-complex="10pt" fo:font-size="10pt" style:font-name-asian="Monospace" style:font-name-complex="Monospace" style:font-size-asian="10pt" fo:color="#000000"/>
    </style:style>
    <style:style style:name="T19" style:family="text">
      <style:text-properties style:font-size-complex="10pt" fo:font-size="10pt" style:font-name-asian="Monospace" style:font-name-complex="Monospace" style:font-size-asian="10pt" fo:font-weight="bold" style:font-weight-complex="bold" style:font-weight-asian="bold" fo:color="#800000"/>
    </style:style>
    <style:style style:name="T20" style:family="text">
      <style:text-properties style:font-size-complex="10pt" fo:font-size="10pt" style:font-name-asian="Monospace" style:font-name-complex="Monospace" style:font-size-asian="10pt" fo:color="#800000" fo:font-weight="bold" style:font-weight-asian="bold" style:font-weight-complex="bold"/>
    </style:style>
    <style:style style:name="T21" style:family="text">
      <style:text-properties fo:font-size="10pt" style:font-weight-complex="bold" fo:font-weight="bold" style:font-name-asian="Monospace" style:font-name-complex="Monospace" style:font-size-asian="10pt" style:font-size-complex="10pt" style:font-weight-asian="bold" fo:color="#800000"/>
    </style:style>
    <style:style style:name="T22" style:family="text">
      <style:text-properties fo:font-size="10pt" style:font-name-asian="Monospace" style:font-name-complex="Monospace" style:font-size-asian="10pt" style:font-size-complex="10pt" fo:color="#000000"/>
    </style:style>
    <style:style style:name="T23" style:family="text">
      <style:text-properties fo:font-size="10pt" style:font-name-asian="Monospace" style:font-name-complex="Monospace" style:font-size-asian="10pt" style:font-size-complex="10pt" fo:font-weight="bold" style:font-weight-complex="bold" fo:color="#000080" style:font-weight-asian="bold"/>
    </style:style>
    <style:style style:name="T24" style:family="text">
      <style:text-properties fo:font-size="10pt" style:font-name-asian="Monospace" style:font-name-complex="Monospace" style:font-size-asian="10pt" style:font-size-complex="10pt" fo:color="#800000" fo:font-weight="bold" style:font-weight-asian="bold" style:font-weight-complex="bold"/>
    </style:style>
    <style:style style:name="T25" style:family="text">
      <style:text-properties fo:font-size="10pt" style:font-name-asian="Monospace" style:font-name-complex="Monospace" style:font-size-asian="10pt" style:font-size-complex="10pt" fo:color="#000080" fo:font-weight="bold" style:font-weight-asian="bold" style:font-weight-complex="bold"/>
    </style:style>
    <style:style style:name="T26" style:family="text">
      <style:text-properties fo:color="#800000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27" style:family="text">
      <style:text-properties style:font-size-complex="10pt" fo:font-size="10pt" style:font-name-asian="Monospace" style:font-name-complex="Monospace" style:font-size-asian="10pt" fo:color="#800000" style:font-weight-complex="bold" style:font-weight-asian="bold" fo:font-weight="bold"/>
    </style:style>
    <style:style style:name="T28" style:family="text">
      <style:text-properties fo:color="#800000" style:font-weight-asian="bold" style:font-size-complex="10pt" style:font-size-asian="10pt" style:font-name-complex="Monospace" style:font-name-asian="Monospace" fo:font-weight="bold" style:font-weight-complex="bold" fo:font-size="10pt"/>
    </style:style>
    <style:style style:name="T29" style:family="text">
      <style:text-properties style:font-size-complex="10pt" style:font-size-asian="10pt" style:font-name-complex="Monospace" style:font-name-asian="Monospace" fo:font-size="10pt" fo:color="#000000"/>
    </style:style>
    <style:style style:name="T30" style:family="text">
      <style:text-properties style:font-size-complex="10pt" style:font-size-asian="10pt" style:font-name-complex="Monospace" style:font-name-asian="Monospace" fo:font-size="10pt" fo:font-weight="bold" style:font-weight-complex="bold" style:font-weight-asian="bold" fo:color="#800000"/>
    </style:style>
    <style:style style:name="T31" style:family="text">
      <style:text-properties style:font-size-complex="10pt" style:font-size-asian="10pt" style:font-name-complex="Monospace" style:font-name-asian="Monospace" fo:font-size="10pt" fo:color="#800000" style:font-weight-complex="bold" style:font-weight-asian="bold" fo:font-weight="bold"/>
    </style:style>
    <style:style style:name="T32" style:family="text">
      <style:text-properties style:font-size-complex="10pt" style:font-size-asian="10pt" style:font-name-complex="Monospace" style:font-name-asian="Monospace" fo:font-size="10pt" fo:color="#800000" fo:font-weight="bold" style:font-weight-asian="bold" style:font-weight-complex="bold"/>
    </style:style>
    <style:style style:name="T33" style:family="text">
      <style:text-properties style:font-size-complex="10pt" style:font-size-asian="10pt" style:font-name-complex="Monospace" style:font-name-asian="Monospace" fo:font-size="10pt" fo:color="#800000" style:font-weight-complex="bold" fo:font-weight="bold" style:font-weight-asian="bold"/>
    </style:style>
    <style:style style:name="T34" style:family="text">
      <style:text-properties style:font-size-complex="10pt" style:font-size-asian="10pt" style:font-name-complex="Monospace" style:font-name-asian="Monospace" fo:font-size="10pt" fo:color="#800000" style:font-name="Monospace" fo:font-weight="bold" style:font-weight-asian="bold" style:font-weight-complex="bold"/>
    </style:style>
    <style:style style:name="T35" style:family="text">
      <style:text-properties style:font-size-complex="10pt" style:font-size-asian="10pt" style:font-name-complex="Monospace" style:font-name-asian="Monospace" fo:font-size="10pt" style:font-name="Monospace" fo:color="#000000"/>
    </style:style>
    <style:style style:name="T36" style:family="text">
      <style:text-properties style:font-size-complex="10pt" style:font-size-asian="10pt" style:font-name-complex="Monospace" style:font-name-asian="Monospace" fo:font-size="10pt" style:font-name="Monospace" fo:color="#0000ff"/>
    </style:style>
    <style:style style:name="T37" style:family="text">
      <style:text-properties style:font-weight-asian="bold" style:font-weight-complex="bold" fo:color="#800000" style:font-name="Monospace" fo:font-size="10pt" fo:font-weight="bold" style:font-name-asian="Monospace" style:font-name-complex="Monospace" style:font-size-asian="10pt" style:font-size-complex="10pt"/>
    </style:style>
    <style:style style:name="T38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39" style:family="text">
      <style:text-properties style:font-name="Monospace" fo:font-size="10pt" style:font-name-asian="Monospace" style:font-name-complex="Monospace" style:font-size-asian="10pt" style:font-size-complex="10pt" style:font-weight-asian="bold" fo:color="#000080" style:font-weight-complex="bold" fo:font-weight="bold"/>
    </style:style>
    <style:style style:name="T40" style:family="text">
      <style:text-properties style:font-name="Monospace" fo:font-size="10pt" style:font-name-asian="Monospace" style:font-name-complex="Monospace" style:font-size-asian="10pt" style:font-size-complex="10pt" fo:color="#000080" fo:font-weight="bold" style:font-weight-asian="bold" style:font-weight-complex="bold"/>
    </style:style>
    <style:style style:name="T41" style:family="text">
      <style:text-properties style:font-name="Monospace" fo:font-size="10pt" style:font-name-asian="Monospace" style:font-name-complex="Monospace" style:font-size-asian="10pt" style:font-size-complex="10pt" fo:color="#800000" fo:font-weight="bold" style:font-weight-asian="bold" style:font-weight-complex="bold"/>
    </style:style>
    <style:style style:name="T42" style:family="text">
      <style:text-properties fo:color="#800000" style:font-name="Monospace" fo:font-size="10pt" fo:font-weight="bold" style:font-name-asian="Monospace" style:font-name-complex="Monospace" style:font-size-asian="10pt" style:font-size-complex="10pt" style:font-weight-asian="bold" style:font-weight-complex="bold"/>
    </style:style>
    <style:style style:name="T43" style:family="text">
      <style:text-properties style:font-size-complex="10pt" style:font-weight-asian="bold" style:font-weight-complex="bold" fo:color="#800000" style:font-name="Monospace" fo:font-size="10pt" fo:font-weight="bold" style:font-name-asian="Monospace" style:font-name-complex="Monospace" style:font-size-asian="10pt"/>
    </style:style>
    <style:style style:name="T44" style:family="text">
      <style:text-properties style:font-size-complex="10pt" style:font-name="Monospace" fo:font-size="10pt" style:font-name-asian="Monospace" style:font-name-complex="Monospace" style:font-size-asian="10pt" fo:color="#000000"/>
    </style:style>
    <style:style style:name="T45" style:family="text">
      <style:text-properties style:font-size-complex="10pt" style:font-name="Monospace" fo:font-size="10pt" style:font-name-asian="Monospace" style:font-name-complex="Monospace" style:font-size-asian="10pt" fo:color="#800000" fo:font-weight="bold" style:font-weight-asian="bold" style:font-weight-complex="bold"/>
    </style:style>
    <style:style style:name="T46" style:family="text">
      <style:text-properties style:font-name-complex="Monospace" style:font-size-asian="10pt" style:font-size-complex="10pt" style:font-weight-asian="bold" style:font-weight-complex="bold" fo:color="#800000" style:font-name="Monospace" fo:font-size="10pt" fo:font-weight="bold" style:font-name-asian="Monospace"/>
    </style:style>
    <style:style style:name="T47" style:family="text">
      <style:text-properties style:font-name-complex="Monospace" style:font-size-asian="10pt" style:font-size-complex="10pt" style:font-name="Monospace" fo:font-size="10pt" style:font-name-asian="Monospace" fo:color="#000000"/>
    </style:style>
    <style:style style:name="T48" style:family="text">
      <style:text-properties style:font-name-complex="Monospace" style:font-size-asian="10pt" style:font-size-complex="10pt" style:font-name="Monospace" fo:font-size="10pt" style:font-name-asian="Monospace" style:font-weight-asian="bold" fo:color="#800000" style:font-weight-complex="bold" fo:font-weight="bold"/>
    </style:style>
    <style:style style:name="T49" style:family="text">
      <style:text-properties style:font-name-complex="Monospace" style:font-size-asian="10pt" style:font-size-complex="10pt" style:font-name="Monospace" fo:font-size="10pt" style:font-name-asian="Monospace" fo:color="#800000" fo:font-weight="bold" style:font-weight-asian="bold" style:font-weight-complex="bold"/>
    </style:style>
    <style:style style:name="T50" style:family="text">
      <style:text-properties style:font-size-asian="10pt" style:font-size-complex="10pt" style:font-weight-asian="bold" style:font-weight-complex="bold" fo:color="#800000" style:font-name="Monospace" fo:font-size="10pt" fo:font-weight="bold" style:font-name-asian="Monospace" style:font-name-complex="Monospace"/>
    </style:style>
    <style:style style:name="T51" style:family="text">
      <style:text-properties style:font-size-asian="10pt" style:font-size-complex="10pt" style:font-name="Monospace" fo:font-size="10pt" style:font-name-asian="Monospace" style:font-name-complex="Monospace" fo:color="#000000"/>
    </style:style>
    <style:style style:name="T52" style:family="text">
      <style:text-properties style:font-size-asian="10pt" style:font-size-complex="10pt" style:font-name="Monospace" fo:font-size="10pt" style:font-name-asian="Monospace" style:font-name-complex="Monospace" style:font-weight-asian="bold" fo:color="#800000" style:font-weight-complex="bold" fo:font-weight="bold"/>
    </style:style>
    <style:style style:name="T53" style:family="text">
      <style:text-properties style:font-size-asian="10pt" style:font-size-complex="10pt" style:font-name="Monospace" fo:font-size="10pt" style:font-name-asian="Monospace" style:font-name-complex="Monospace" fo:color="#800000" fo:font-weight="bold" style:font-weight-asian="bold" style:font-weight-complex="bold"/>
    </style:style>
    <style:style style:name="T54" style:family="text">
      <style:text-properties style:font-size-asian="10pt" style:font-size-complex="10pt" style:font-name="Monospace" fo:font-size="10pt" style:font-name-asian="Monospace" style:font-name-complex="Monospace" fo:color="#0000ff"/>
    </style:style>
    <style:style style:name="T55" style:family="text">
      <style:text-properties style:font-size-complex="10pt" style:font-name="Monospace" fo:font-size="10pt" style:font-name-asian="Monospace" style:font-name-complex="Monospace" style:font-size-asian="10pt" fo:color="#000080" fo:font-weight="bold" style:font-weight-asian="bold" style:font-weight-complex="bold"/>
    </style:style>
    <style:style style:name="T56" style:family="text">
      <style:text-properties style:font-size-complex="10pt" fo:color="#000000" style:font-name="Monospace" fo:font-size="10pt" style:font-name-asian="Monospace" style:font-name-complex="Monospace" style:font-size-asian="10pt"/>
    </style:style>
    <style:style style:name="T57" style:family="text">
      <style:text-properties style:font-size-complex="10pt" style:font-name="Monospace" fo:font-size="10pt" style:font-name-asian="Monospace" style:font-name-complex="Monospace" style:font-size-asian="10pt" style:font-weight-asian="bold" fo:color="#800000" fo:font-weight="bold" style:font-weight-complex="bold"/>
    </style:style>
    <style:style style:name="T58" style:family="text">
      <style:text-properties style:font-size-complex="10pt" style:font-name="Monospace" fo:font-size="10pt" style:font-name-asian="Monospace" style:font-name-complex="Monospace" style:font-size-asian="10pt" style:font-weight-asian="bold" fo:color="#000080" fo:font-weight="bold" style:font-weight-complex="bold"/>
    </style:style>
    <style:style style:name="T59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60" style:family="text">
      <style:text-properties style:font-name="Monospace" fo:font-size="10pt" style:font-name-asian="Monospace" style:font-name-complex="Monospace" style:font-size-asian="10pt" style:font-size-complex="10pt" style:font-weight-asian="bold" fo:color="#800000" fo:font-weight="bold" style:font-weight-complex="bold"/>
    </style:style>
    <style:style style:name="T61" style:family="text">
      <style:text-properties style:font-name="Monospace" fo:font-size="10pt" style:font-name-asian="Monospace" style:font-name-complex="Monospace" style:font-size-asian="10pt" style:font-size-complex="10pt" style:font-weight-asian="bold" fo:font-weight="bold" fo:color="#800000" style:font-weight-complex="bold"/>
    </style:style>
    <style:style style:name="T62" style:family="text">
      <style:text-properties style:font-name="Monospace" fo:font-size="10pt" style:font-name-asian="Monospace" style:font-name-complex="Monospace" style:font-size-asian="10pt" style:font-size-complex="10pt" fo:color="#800000" style:font-weight-complex="bold" style:font-weight-asian="bold" fo:font-weight="bold"/>
    </style:style>
    <style:style style:name="T63" style:family="text">
      <style:text-properties style:font-name="Monospace" fo:color="#000000" style:font-size-complex="10pt" style:font-size-asian="10pt" style:font-name-complex="Monospace" style:font-name-asian="Monospace" fo:font-size="10pt"/>
    </style:style>
    <style:style style:name="T64" style:family="text">
      <style:text-properties style:font-name="Monospace" style:font-size-complex="10pt" style:font-size-asian="10pt" style:font-name-complex="Monospace" style:font-name-asian="Monospace" fo:font-size="10pt" style:font-weight-asian="bold" fo:color="#800000" fo:font-weight="bold" style:font-weight-complex="bold"/>
    </style:style>
    <style:style style:name="T65" style:family="text">
      <style:text-properties style:font-name="Monospace" style:font-size-complex="10pt" style:font-size-asian="10pt" style:font-name-complex="Monospace" style:font-name-asian="Monospace" fo:font-size="10pt" fo:color="#000000"/>
    </style:style>
    <style:style style:name="T66" style:family="text">
      <style:text-properties style:font-name="Monospace" style:font-size-complex="10pt" style:font-size-asian="10pt" style:font-name-complex="Monospace" style:font-name-asian="Monospace" fo:font-size="10pt" style:font-weight-asian="bold" fo:font-weight="bold" fo:color="#800000" style:font-weight-complex="bold"/>
    </style:style>
    <style:style style:name="T67" style:family="text">
      <style:text-properties style:font-name="Monospace" style:font-size-complex="10pt" style:font-size-asian="10pt" style:font-name-complex="Monospace" style:font-name-asian="Monospace" fo:font-size="10pt" fo:color="#800000" fo:font-weight="bold" style:font-weight-asian="bold" style:font-weight-complex="bold"/>
    </style:style>
    <style:style style:name="T68" style:family="text">
      <style:text-properties style:font-name="Monospace" style:font-size-complex="10pt" style:font-size-asian="10pt" style:font-name-complex="Monospace" style:font-name-asian="Monospace" fo:font-size="10pt" fo:color="#800000" style:font-weight-complex="bold" style:font-weight-asian="bold" fo:font-weight="bold"/>
    </style:style>
    <style:style style:name="T69" style:family="text">
      <style:text-properties style:font-name="Monospace" style:font-size-complex="10pt" style:font-size-asian="10pt" style:font-name-complex="Monospace" style:font-name-asian="Monospace" fo:font-size="10pt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Запрос</text:p>
          </table:table-cell>
          <table:table-cell office:value-type="string" calcext:value-type="string">
            <text:p>10000 записей/скорость</text:p>
          </table:table-cell>
          <table:table-cell office:value-type="string" calcext:value-type="string">
            <text:p>3000000 записей/скорость</text:p>
          </table:table-cell>
          <table:table-cell office:value-type="string" calcext:value-type="string">
            <text:p>10000 записей с индексами</text:p>
          </table:table-cell>
          <table:table-cell office:value-type="string" calcext:value-type="string">
            <text:p>3000000 записей с индексами</text:p>
          </table:table-cell>
        </table:table-row>
        <table:table-row table:style-name="ro2">
          <table:table-cell table:style-name="ce3" office:value-type="string" calcext:value-type="string">
            <text:p><text:span text:style-name="T1">select</text:span><text:span text:style-name="T2"> * </text:span><text:span text:style-name="T3">from</text:span><text:span text:style-name="T2"> movie_attribute_value </text:span><text:span text:style-name="T4">where</text:span><text:span text:style-name="T2"> movie_id = </text:span><text:span text:style-name="T5">12</text:span></text:p>
          </table:table-cell>
          <table:table-cell office:value-type="string" calcext:value-type="string">
            <text:p>13ms</text:p>
          </table:table-cell>
          <table:table-cell office:value-type="string" calcext:value-type="string">
            <text:p>94ms</text:p>
          </table:table-cell>
          <table:table-cell office:value-type="string" calcext:value-type="string">
            <text:p>11ms</text:p>
          </table:table-cell>
          <table:table-cell office:value-type="string" calcext:value-type="string">
            <text:p>25ms</text:p>
          </table:table-cell>
        </table:table-row>
        <table:table-row table:style-name="ro3">
          <table:table-cell table:style-name="ce2" office:value-type="string" calcext:value-type="string">
            <text:p><text:span text:style-name="T6">select</text:span><text:span text:style-name="T7"> movie_id, attribute_id, text_value </text:span></text:p>
            <text:p><text:span text:style-name="T8">from</text:span><text:span text:style-name="T7"> movie_attribute_value mav </text:span></text:p>
            <text:p><text:span text:style-name="T9">where</text:span><text:span text:style-name="T10"> text_value </text:span><text:span text:style-name="T11">is</text:span><text:span text:style-name="T7"> </text:span><text:span text:style-name="T12">not</text:span><text:span text:style-name="T13"> </text:span><text:span text:style-name="T9">null</text:span><text:span text:style-name="T10"> </text:span></text:p>
            <text:p><text:span text:style-name="T14">And</text:span><text:span text:style-name="T15"> movie_id = </text:span><text:span text:style-name="T16">10</text:span></text:p>
          </table:table-cell>
          <table:table-cell office:value-type="string" calcext:value-type="string">
            <text:p>12ms</text:p>
          </table:table-cell>
          <table:table-cell office:value-type="string" calcext:value-type="string">
            <text:p>102ms</text:p>
          </table:table-cell>
          <table:table-cell office:value-type="string" calcext:value-type="string">
            <text:p>11ms</text:p>
          </table:table-cell>
          <table:table-cell office:value-type="string" calcext:value-type="string">
            <text:p>65ms</text:p>
          </table:table-cell>
        </table:table-row>
        <table:table-row table:style-name="ro4">
          <table:table-cell table:style-name="ce2" office:value-type="string" calcext:value-type="string">
            <text:p><text:span text:style-name="T17">select</text:span><text:span text:style-name="T18"> * </text:span><text:span text:style-name="T19">from</text:span><text:span text:style-name="T18"> movie_attribute_value </text:span><text:span text:style-name="T20">where</text:span><text:span text:style-name="T18"> text_value </text:span><text:span text:style-name="T20">is</text:span><text:span text:style-name="T18"> </text:span><text:span text:style-name="T20">null</text:span></text:p>
          </table:table-cell>
          <table:table-cell office:value-type="string" calcext:value-type="string">
            <text:p>2ms</text:p>
          </table:table-cell>
          <table:table-cell office:value-type="string" calcext:value-type="string">
            <text:p>74ms</text:p>
          </table:table-cell>
          <table:table-cell office:value-type="string" calcext:value-type="string">
            <text:p>2ms</text:p>
          </table:table-cell>
          <table:table-cell office:value-type="string" calcext:value-type="string">
            <text:p>72ms</text:p>
          </table:table-cell>
        </table:table-row>
        <table:table-row table:style-name="ro5">
          <table:table-cell table:style-name="ce5" office:value-type="string" calcext:value-type="string">
            <text:p><text:span text:style-name="T21">select</text:span><text:span text:style-name="T22"> movie.</text:span><text:span text:style-name="T23">name</text:span><text:span text:style-name="T22">, </text:span><text:span text:style-name="T24">attribute</text:span><text:span text:style-name="T22">.</text:span><text:span text:style-name="T25">name</text:span><text:span text:style-name="T22">, text_value </text:span></text:p>
            <text:p><text:span text:style-name="T26">from</text:span><text:span text:style-name="T22"> movie_attribute_value mav</text:span></text:p>
            <text:p><text:span text:style-name="T17">left</text:span><text:span text:style-name="T18"> </text:span><text:span text:style-name="T27">join</text:span><text:span text:style-name="T18"> movie </text:span><text:span text:style-name="T20">on</text:span><text:span text:style-name="T18"> movie.id = mav.movie_id </text:span></text:p>
            <text:p><text:span text:style-name="T28">left</text:span><text:span text:style-name="T29"> </text:span><text:span text:style-name="T30">join</text:span><text:span text:style-name="T29"> </text:span><text:span text:style-name="T31">attribute</text:span><text:span text:style-name="T29"> </text:span><text:span text:style-name="T32">on</text:span><text:span text:style-name="T29"> </text:span><text:span text:style-name="T33">attribute</text:span><text:span text:style-name="T29">.id = mav.attribute_id </text:span><text:span text:style-name="T34">where</text:span><text:span text:style-name="T35"> movie_id = </text:span><text:span text:style-name="T36">12</text:span></text:p>
            <text:p><text:span text:style-name="T26">order</text:span><text:span text:style-name="T22"> </text:span><text:span text:style-name="T24">by</text:span><text:span text:style-name="T22"> movie.id</text:span></text:p>
          </table:table-cell>
          <table:table-cell office:value-type="string" calcext:value-type="string">
            <text:p>20ms</text:p>
          </table:table-cell>
          <table:table-cell office:value-type="string" calcext:value-type="string">
            <text:p>220ms</text:p>
          </table:table-cell>
          <table:table-cell office:value-type="string" calcext:value-type="string">
            <text:p>18ms</text:p>
          </table:table-cell>
          <table:table-cell office:value-type="string" calcext:value-type="string">
            <text:p>90ms</text:p>
          </table:table-cell>
        </table:table-row>
        <table:table-row table:style-name="ro5">
          <table:table-cell office:value-type="string" calcext:value-type="string">
            <text:p><text:span text:style-name="T37">select</text:span><text:span text:style-name="T38"> movie.</text:span><text:span text:style-name="T39">name</text:span><text:span text:style-name="T38">, attribute_type.</text:span><text:span text:style-name="T40">name</text:span><text:span text:style-name="T38">, </text:span><text:span text:style-name="T41">attribute</text:span><text:span text:style-name="T38">.</text:span><text:span text:style-name="T40">name</text:span></text:p>
            <text:p><text:span text:style-name="T42">from</text:span><text:span text:style-name="T38"> movie_attribute_value mav</text:span></text:p>
            <text:p><text:span text:style-name="T43">left</text:span><text:span text:style-name="T44"> </text:span><text:span text:style-name="T45">join</text:span><text:span text:style-name="T44"> movie </text:span><text:span text:style-name="T45">on</text:span><text:span text:style-name="T44"> movie.id = mav.movie_id </text:span></text:p>
            <text:p><text:span text:style-name="T46">left</text:span><text:span text:style-name="T47"> </text:span><text:span text:style-name="T48">join</text:span><text:span text:style-name="T47"> </text:span><text:span text:style-name="T49">attribute</text:span><text:span text:style-name="T47"> </text:span><text:span text:style-name="T49">on</text:span><text:span text:style-name="T47"> </text:span><text:span text:style-name="T49">attribute</text:span><text:span text:style-name="T47">.id = mav.attribute_id </text:span></text:p>
            <text:p><text:span text:style-name="T50">left</text:span><text:span text:style-name="T51"> </text:span><text:span text:style-name="T52">join</text:span><text:span text:style-name="T51"> attribute_type </text:span><text:span text:style-name="T53">on</text:span><text:span text:style-name="T51"> attribute_type.id = </text:span><text:span text:style-name="T53">attribute</text:span><text:span text:style-name="T51">.type_id </text:span><text:span text:style-name="T53">where</text:span><text:span text:style-name="T51"> movie_id = </text:span><text:span text:style-name="T54">10</text:span></text:p>
          </table:table-cell>
          <table:table-cell office:value-type="string" calcext:value-type="string">
            <text:p>22ms</text:p>
          </table:table-cell>
          <table:table-cell office:value-type="string" calcext:value-type="string">
            <text:p>110ms</text:p>
          </table:table-cell>
          <table:table-cell office:value-type="string" calcext:value-type="string">
            <text:p>20ms</text:p>
          </table:table-cell>
          <table:table-cell office:value-type="string" calcext:value-type="string">
            <text:p>80ms</text:p>
          </table:table-cell>
        </table:table-row>
        <table:table-row table:style-name="ro6">
          <table:table-cell office:value-type="string" calcext:value-type="string">
            <text:p><text:span text:style-name="T43">SELECT</text:span><text:span text:style-name="T44"> movie.</text:span><text:span text:style-name="T55">name</text:span><text:span text:style-name="T44"> </text:span><text:span text:style-name="T45">AS</text:span><text:span text:style-name="T44"> movie_name,</text:span></text:p>
            <text:p><text:span text:style-name="T56">    attribute_type.</text:span><text:span text:style-name="T55">name</text:span><text:span text:style-name="T44"> </text:span><text:span text:style-name="T45">AS</text:span><text:span text:style-name="T44"> attribute_type,</text:span></text:p>
            <text:p><text:span text:style-name="T56">    </text:span><text:span text:style-name="T57">attribute</text:span><text:span text:style-name="T44">.</text:span><text:span text:style-name="T55">name</text:span><text:span text:style-name="T44"> </text:span><text:span text:style-name="T45">AS</text:span><text:span text:style-name="T44"> attribute_name,</text:span></text:p>
            <text:p><text:span text:style-name="T56">    </text:span><text:span text:style-name="T58">COALESCE</text:span><text:span text:style-name="T44">(movie_attribute_value.date_value::</text:span><text:span text:style-name="T55">text</text:span><text:span text:style-name="T44">, movie_attribute_value.num_value::</text:span><text:span text:style-name="T55">text</text:span><text:span text:style-name="T44">,</text:span></text:p>
            <text:p><text:span text:style-name="T56">    movie_attribute_value.text_value::</text:span><text:span text:style-name="T55">text</text:span><text:span text:style-name="T44">) </text:span><text:span text:style-name="T45">AS</text:span><text:span text:style-name="T44"> attribute_value</text:span></text:p>
            <text:p><text:span text:style-name="T59">   </text:span><text:span text:style-name="T41">FROM</text:span><text:span text:style-name="T38"> movie_attribute_value</text:span></text:p>
            <text:p><text:span text:style-name="T56">     </text:span><text:span text:style-name="T57">LEFT</text:span><text:span text:style-name="T44"> </text:span><text:span text:style-name="T45">JOIN</text:span><text:span text:style-name="T44"> movie </text:span><text:span text:style-name="T45">ON</text:span><text:span text:style-name="T44"> movie.id = movie_attribute_value.movie_id</text:span></text:p>
            <text:p><text:span text:style-name="T59">     </text:span><text:span text:style-name="T60">LEFT</text:span><text:span text:style-name="T38"> </text:span><text:span text:style-name="T61">JOIN</text:span><text:span text:style-name="T38"> </text:span><text:span text:style-name="T41">attribute</text:span><text:span text:style-name="T38"> </text:span><text:span text:style-name="T62">ON</text:span><text:span text:style-name="T38"> </text:span><text:span text:style-name="T41">attribute</text:span><text:span text:style-name="T38">.id = movie_attribute_value.attribute_id</text:span></text:p>
            <text:p><text:span text:style-name="T63">     </text:span><text:span text:style-name="T64">LEFT</text:span><text:span text:style-name="T65"> </text:span><text:span text:style-name="T66">JOIN</text:span><text:span text:style-name="T65"> attribute_type </text:span><text:span text:style-name="T67">ON</text:span><text:span text:style-name="T65"> attribute_type.id = </text:span><text:span text:style-name="T68">attribute</text:span><text:span text:style-name="T65">.type_id </text:span><text:span text:style-name="T67">where</text:span><text:span text:style-name="T65"> movie_id = </text:span><text:span text:style-name="T69">12</text:span></text:p>
          </table:table-cell>
          <table:table-cell office:value-type="string" calcext:value-type="string">
            <text:p>20ms</text:p>
          </table:table-cell>
          <table:table-cell office:value-type="string" calcext:value-type="string">
            <text:p>186ms</text:p>
          </table:table-cell>
          <table:table-cell office:value-type="string" calcext:value-type="string">
            <text:p>19ms</text:p>
          </table:table-cell>
          <table:table-cell office:value-type="string" calcext:value-type="string">
            <text:p>120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.00.0000</text:date>, <text:time style:data-style-name="N2" text:time-value="21:51:50.44105396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3T17:11:50.603816304</meta:creation-date>
    <dc:date>2021-03-15T21:53:28.519775807</dc:date>
    <meta:editing-duration>PT33M55S</meta:editing-duration>
    <meta:editing-cycles>3</meta:editing-cycles>
    <meta:generator>LibreOffice/6.4.6.2$Linux_X86_64 LibreOffice_project/40$Build-2</meta:generator>
    <meta:document-statistic meta:table-count="1" meta:cell-count="35" meta:object-count="0"/>
  </office:meta>
</office:document-meta>
</file>